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34.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54.45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1212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1212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#ed1c24"/>
      <style:text-properties fo:color="#21212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color="#21212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/>
    </style:style>
    <style:style style:name="ce13" style:family="table-cell" style:parent-style-name="Default">
      <style:table-cell-properties fo:background-color="#72bf44"/>
      <style:text-properties style:font-name="Liberation Serif"/>
    </style:style>
    <style:style style:name="ce14" style:family="table-cell" style:parent-style-name="Default">
      <style:table-cell-properties fo:background-color="#ed1c24"/>
      <style:text-properties style:font-name="Liberation Serif"/>
    </style:style>
    <style:style style:name="T1" style:family="text">
      <style:text-properties fo:color="#212121" style:font-name="Noto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5.09999990463257pt" style:font-relief="none" style:font-style-complex="normal" style:font-weight-complex="normal" style:font-name-complex="Noto Sans" style:language-complex="hi" style:country-complex="IN" fo:language="en" fo:country="US" fo:letter-spacing="normal" style:letter-kerning="true" style:text-position="0% 100%" fo:text-shadow="none" fo:font-style="normal" style:text-underline-style="none" style:text-underline-color="font-color" style:text-scale="100%" fo:color="#212121" style:font-size-asian="5.09999990463257pt" style:font-name="Noto Sans" fo:font-weight="normal" style:text-line-through-type="none" style:text-outline="false" style:text-line-through-mode="continuous" style:language-asian="zh" style:country-asian="CN" style:font-name-asian="Noto Sans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size-complex="5.09999990463257pt" style:font-relief="none" style:font-style-complex="normal" style:font-weight-complex="normal" style:font-name-complex="Noto Sans" style:language-complex="hi" style:country-complex="IN" fo:language="en" fo:country="US" fo:letter-spacing="normal" style:letter-kerning="true" style:text-position="0% 100%" fo:text-shadow="none" fo:font-style="normal" style:text-underline-style="none" style:text-underline-color="font-color" style:text-scale="100%" style:font-name="Noto Sans" fo:font-size="10pt" fo:color="#212121" fo:font-weight="normal" style:text-line-through-type="none" style:text-outline="false" style:text-line-through-mode="continuous" style:language-asian="zh" style:country-asian="CN" style:font-name-asian="Noto Sans" style:font-size-asian="5.09999990463257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size-complex="5.09999990463257pt" style:font-relief="none" style:font-style-complex="normal" style:font-weight-complex="normal" style:font-name-complex="Noto Sans" style:language-complex="hi" style:country-complex="IN" fo:language="en" fo:country="US" fo:letter-spacing="normal" style:letter-kerning="true" style:text-position="0% 100%" fo:text-shadow="none" fo:font-style="normal" style:text-underline-style="none" style:text-underline-color="font-color" style:text-scale="100%" fo:font-size="10pt" fo:color="#212121" style:font-size-asian="5.09999990463257pt" style:font-name="Noto Sans" fo:font-weight="normal" style:text-line-through-type="none" style:text-outline="false" style:text-line-through-mode="continuous" style:language-asian="zh" style:country-asian="CN" style:font-name-asian="Noto Sans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2" table:default-cell-style-name="Default"/>
        <table:table-column table:style-name="co6" table:number-columns-repeated="21" table:default-cell-style-name="Default"/>
        <table:table-row table:style-name="ro1">
          <table:table-cell table:number-columns-repeated="38"/>
        </table:table-row>
        <table:table-row table:style-name="ro1">
          <table:table-cell table:number-columns-repeated="17"/>
          <table:table-cell table:style-name="ce12" table:number-columns-repeated="21"/>
        </table:table-row>
        <table:table-row table:style-name="ro1">
          <table:table-cell table:style-name="ce1" office:value-type="string" calcext:value-type="string">
            <text:p>Wear leveling dynamique :</text:p>
          </table:table-cell>
          <table:table-cell table:style-name="ce1" table:number-columns-repeated="16"/>
          <table:table-cell table:number-columns-repeated="21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<text:span text:style-name="T4">7</text:span>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Date 100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<text:span text:style-name="T4">7</text:span>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Date 101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string" calcext:value-type="string">
            <text:p>L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<text:span text:style-name="T4">7</text:span>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te 102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te 103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te 104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te 10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te 106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style-name="ce3" office:value-type="string" calcext:value-type="string">
            <text:p>Wear leveling statique :</text:p>
          </table:table-cell>
          <table:table-cell table:style-name="ce3" table:number-columns-repeated="16"/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<text:span text:style-name="T4">7</text:span>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style-name="ce4" office:value-type="string" calcext:value-type="string">
            <text:p>Date 100</text:p>
          </table:table-cell>
          <table:table-cell table:style-name="ce4" office:value-type="string" calcext:value-type="string">
            <text:p>A</text:p>
          </table:table-cell>
          <table:table-cell table:style-name="ce4" table:number-columns-repeated="15"/>
          <table:table-cell table:number-columns-repeated="21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<text:span text:style-name="T4">7</text:span>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style-name="ce4" office:value-type="string" calcext:value-type="string">
            <text:p>Date 10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5"/>
          <table:table-cell table:number-columns-repeated="21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string" calcext:value-type="string">
            <text:p>L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<text:span text:style-name="T4">7</text:span>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style-name="ce4" office:value-type="string" calcext:value-type="string">
            <text:p>Date 102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5"/>
          <table:table-cell table:number-columns-repeated="21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style-name="ce4" office:value-type="string" calcext:value-type="string">
            <text:p>Date 10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5"/>
          <table:table-cell table:number-columns-repeated="21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style-name="ce4" office:value-type="string" calcext:value-type="string">
            <text:p>Date 10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5"/>
          <table:table-cell table:number-columns-repeated="21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<text:span text:style-name="T4">0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style-name="ce4" office:value-type="string" calcext:value-type="string">
            <text:p>Date 105</text:p>
          </table:table-cell>
          <table:table-cell table:style-name="ce4" office:value-type="string" calcext:value-type="string">
            <text:p>B</text:p>
          </table:table-cell>
          <table:table-cell table:style-name="ce4" table:number-columns-repeated="15"/>
          <table:table-cell table:number-columns-repeated="21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9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string" calcext:value-type="string">
            <text:p><text:span text:style-name="T4">3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eplacer 0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5</text:span>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eplacer 3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eplacer 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7" office:value-type="string" calcext:value-type="string">
            <text:p><text:span text:style-name="T2">2</text:span>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style-name="ce4" office:value-type="string" calcext:value-type="string">
            <text:p>Date 106</text:p>
          </table:table-cell>
          <table:table-cell table:style-name="ce4" office:value-type="string" calcext:value-type="string">
            <text:p>A</text:p>
          </table:table-cell>
          <table:table-cell table:style-name="ce4" table:number-columns-repeated="15"/>
          <table:table-cell table:number-columns-repeated="21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9" office:value-type="string" calcext:value-type="string">
            <text:p>A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L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style-name="ce10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emplacer 2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phys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og: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4</text:span></text:p>
          </table:table-cell>
          <table:table-cell table:style-name="ce9" office:value-type="string" calcext:value-type="string">
            <text:p>A</text:p>
          </table:table-cell>
          <table:table-cell table:style-name="ce7" office:value-type="string" calcext:value-type="string">
            <text:p><text:span text:style-name="T3">6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4">9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4">L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<text:span text:style-name="T4">8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style-name="ce10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39:22.921262837</meta:creation-date>
    <meta:generator>LibreOffice/6.0.7.3$Linux_X86_64 LibreOffice_project/00m0$Build-3</meta:generator>
    <dc:date>2019-12-09T16:48:35.184433292</dc:date>
    <meta:editing-duration>PT22M23S</meta:editing-duration>
    <meta:editing-cycles>3</meta:editing-cycles>
    <meta:document-statistic meta:table-count="1" meta:cell-count="1367" meta:object-count="0"/>
  </office:meta>
</office:document-meta>
</file>